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496" officeooo:paragraph-rsid="0019e496"/>
    </style:style>
    <style:style style:name="P2" style:family="paragraph" style:parent-style-name="Standard">
      <style:text-properties officeooo:rsid="001a9c29" officeooo:paragraph-rsid="001a9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yer conv0, max input=0.999982, max output=23.4535, max parameters=4.68042, max bias=7.38949</text:p>
      <text:p text:style-name="P2">Layer conv1/dw, max input=23.4535, max output=33.1322, max parameters=5.45195, max bias=5.74807</text:p>
      <text:p text:style-name="P2">Layer conv1, max input=33.1322, max output=135.218, max parameters=5.78784, max bias=32.6639</text:p>
      <text:p text:style-name="P2">Layer conv2/dw, max input=135.218, max output=20.009, max parameters=6.44905, max bias=19.866</text:p>
      <text:p text:style-name="P2">Layer conv2, max input=20.009, max output=49.1702, max parameters=2.59731, max bias=17.3308</text:p>
      <text:p text:style-name="P2">Layer conv3/dw, max input=49.1702, max output=39.5607, max parameters=5.92377, max bias=8.08132</text:p>
      <text:p text:style-name="P2">Layer conv3, max input=39.5607, max output=54.3909, max parameters=2.59991, max bias=15.1301</text:p>
      <text:p text:style-name="P2">Layer conv4/dw, max input=54.3909, max output=12.4601, max parameters=1.40265, max bias=7.56783</text:p>
      <text:p text:style-name="P2">Layer conv4, max input=12.4601, max output=18.483, max parameters=1.75322, max bias=12.8669</text:p>
      <text:p text:style-name="P2">Layer conv5/dw, max input=18.483, max output=15.981, max parameters=5.95632, max bias=9.5997</text:p>
      <text:p text:style-name="P2">Layer conv5, max input=15.981, max output=14.2141, max parameters=1.07838, max bias=6.84571</text:p>
      <text:p text:style-name="P2">Layer conv6/dw, max input=14.2141, max output=14.015, max parameters=3.37341, max bias=7.53098</text:p>
      <text:p text:style-name="P2">Layer conv6, max input=14.015, max output=18.7869, max parameters=1.06198, max bias=11.2562</text:p>
      <text:p text:style-name="P2">Layer conv7/dw, max input=18.7869, max output=12.4783, max parameters=4.56381, max bias=9.74138</text:p>
      <text:p text:style-name="P2">Layer conv7, max input=12.4783, max output=10.1276, max parameters=0.872545, max bias=5.84517</text:p>
      <text:p text:style-name="P2">Layer conv8/dw, max input=10.1276, max output=16.2222, max parameters=5.01835, max bias=8.04045</text:p>
      <text:p text:style-name="P2">Layer conv8, max input=16.2222, max output=12.1017, max parameters=1.39255, max bias=7.16542</text:p>
      <text:p text:style-name="P2">Layer conv9/dw, max input=12.1017, max output=12.3198, max parameters=4.15144, max bias=9.8478</text:p>
      <text:p text:style-name="P2">Layer conv9, max input=12.3198, max output=17.4304, max parameters=1.85972, max bias=15.3364</text:p>
      <text:p text:style-name="P2">Layer conv10/dw, max input=17.4304, max output=16.5332, max parameters=3.91656, max bias=8.63001</text:p>
      <text:p text:style-name="P2">Layer conv10, max input=16.5332, max output=21.0628, max parameters=1.51654, max bias=9.16564</text:p>
      <text:p text:style-name="P2">Layer conv11/dw, max input=21.0628, max output=36.5952, max parameters=5.69239, max bias=5.78441</text:p>
      <text:p text:style-name="P2">Layer conv11, max input=36.5952, max output=58.7048, max parameters=0.906344, max bias=10.7379</text:p>
      <text:p text:style-name="P2">Layer conv12/dw, max input=58.7048, max output=33.6923, max parameters=20.4355, max bias=5.52252</text:p>
      <text:p text:style-name="P2">Layer conv12, max input=33.6923, max output=19.3882, max parameters=0.948451, max bias=13.7537</text:p>
      <text:p text:style-name="P2">Layer conv13/dw, max input=19.3882, max output=39.9127, max parameters=47.0932, max bias=37.4718</text:p>
      <text:p text:style-name="P2"><text:soft-page-break/>Layer conv13, max input=39.9127, max output=74.2597, max parameters=0.910598, max bias=23.5469</text:p>
      <text:p text:style-name="P2">Layer conv14_1, max input=74.2597, max output=50.6849, max parameters=0.584944, max bias=2.19375</text:p>
      <text:p text:style-name="P2">Layer conv14_2, max input=50.6849, max output=19.9821, max parameters=0.940488, max bias=2.61097</text:p>
      <text:p text:style-name="P2">Layer conv15_1, max input=19.9821, max output=17.359, max parameters=0.349478, max bias=1.74166</text:p>
      <text:p text:style-name="P2">Layer conv15_2, max input=17.359, max output=18.2024, max parameters=0.806716, max bias=2.53875</text:p>
      <text:p text:style-name="P2">Layer conv16_1, max input=18.2024, max output=7.29789, max parameters=0.448029, max bias=2.44269</text:p>
      <text:p text:style-name="P2">Layer conv16_2, max input=7.29789, max output=9.43921, max parameters=0.906571, max bias=7.67496</text:p>
      <text:p text:style-name="P2">Layer conv17_1, max input=9.43921, max output=9.43327, max parameters=0.700514, max bias=1.40307</text:p>
      <text:p text:style-name="P2">Layer conv17_2, max input=9.43327, max output=6.62888, max parameters=1.28944, max bias=3.40532</text:p>
      <text:p text:style-name="P2">Layer conv11_mbox_loc, max input=58.7048, max output=21.005, max parameters=1.62082, max bias=1.87562</text:p>
      <text:p text:style-name="P2">Layer conv11_mbox_conf, max input=58.7048, max output=639.44, max parameters=5.32708, max bias=3.33012</text:p>
      <text:p text:style-name="P2">Layer conv13_mbox_loc, max input=74.2597, max output=37.0581, max parameters=0.925958, max bias=1.33021</text:p>
      <text:p text:style-name="P2">Layer conv13_mbox_conf, max input=74.2597, max output=524.995, max parameters=6.08461, max bias=2.26032</text:p>
      <text:p text:style-name="P2">Layer conv14_2_mbox_loc, max input=19.9821, max output=9.77168, max parameters=0.856632, max bias=1.47621</text:p>
      <text:p text:style-name="P2">Layer conv14_2_mbox_conf, max input=19.9821, max output=487.636, max parameters=6.02492, max bias=2.32415</text:p>
      <text:p text:style-name="P2">Layer conv15_2_mbox_loc, max input=18.2024, max output=7.61656, max parameters=0.811841, max bias=1.55659</text:p>
      <text:p text:style-name="P2">Layer conv15_2_mbox_conf, max input=18.2024, max output=508.528, max parameters=5.54628, max bias=1.60055</text:p>
      <text:p text:style-name="P2">Layer conv16_2_mbox_loc, max input=9.43921, max output=3.61647, max parameters=0.775977, max bias=1.48482</text:p>
      <text:p text:style-name="P2">Layer conv16_2_mbox_conf, max input=9.43921, max output=538.235, max parameters=4.49606, max bias=2.6149</text:p>
      <text:p text:style-name="P2">Layer conv17_2_mbox_loc, max input=6.62888, max output=4.77818, max parameters=0.483881, max bias=1.89353</text:p>
      <text:p text:style-name="P2">Layer conv17_2_mbox_conf, max input=6.62888, max output=270.525, max parameters=3.09255, max bias=9.72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9:50:11.632838803</meta:creation-date>
    <dc:date>2018-12-02T19:02:50.294277752</dc:date>
    <meta:editing-duration>PT11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470" meta:character-count="4537" meta:non-whitespace-character-count="4114"/>
  </office:meta>
</office:document-meta>
</file>